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linkMacSystemFont" svg:font-family="BlinkMacSystemFont, 'Lucida Grande', 'Segoe UI', Ubuntu, Cantarell, sans-serif"/>
    <style:font-face style:name="Lohit Devanagari1" svg:font-family="'Lohit Devanagari'"/>
    <style:font-face style:name="Comfortaa" svg:font-family="Comfortaa" style:font-pitch="variable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Results" style:family="table">
      <style:table-properties style:width="6.9271in" fo:margin-left="0in" table:align="left"/>
    </style:style>
    <style:style style:name="Results.A" style:family="table-column">
      <style:table-column-properties style:column-width="0.9375in"/>
    </style:style>
    <style:style style:name="Results.B" style:family="table-column">
      <style:table-column-properties style:column-width="1.7333in"/>
    </style:style>
    <style:style style:name="Results.C" style:family="table-column">
      <style:table-column-properties style:column-width="1.5792in"/>
    </style:style>
    <style:style style:name="Results.D" style:family="table-column">
      <style:table-column-properties style:column-width="0.5in"/>
    </style:style>
    <style:style style:name="Results.E" style:family="table-column">
      <style:table-column-properties style:column-width="2.1771in"/>
    </style:style>
    <style:style style:name="Results.A1" style:family="table-cell">
      <style:table-cell-properties fo:padding="0.0382in" fo:border-left="0.05pt solid #000000" fo:border-right="none" fo:border-top="0.05pt solid #000000" fo:border-bottom="0.05pt solid #000000"/>
    </style:style>
    <style:style style:name="Results.E1" style:family="table-cell">
      <style:table-cell-properties fo:padding="0.0382in" fo:border="0.05pt solid #000000"/>
    </style:style>
    <style:style style:name="Results.A2" style:family="table-cell">
      <style:table-cell-properties fo:padding="0.0382in" fo:border-left="0.05pt solid #000000" fo:border-right="none" fo:border-top="none" fo:border-bottom="0.05pt solid #000000"/>
    </style:style>
    <style:style style:name="Results.B2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Results.E2" style:family="table-cell">
      <style:table-cell-properties fo:padding="0.0382in" fo:border-left="0.05pt solid #000000" fo:border-right="0.05pt solid #000000" fo:border-top="none" fo:border-bottom="0.05pt solid #000000"/>
    </style:style>
    <style:style style:name="Results.E3" style:family="table-cell">
      <style:table-cell-properties fo:padding="0.0382in" fo:border-left="0.05pt solid #000000" fo:border-right="0.05pt solid #000000" fo:border-top="none" fo:border-bottom="0.05pt solid #000000"/>
    </style:style>
    <style:style style:name="Results.E4" style:family="table-cell">
      <style:table-cell-properties fo:padding="0.0382in" fo:border-left="0.05pt solid #000000" fo:border-right="0.05pt solid #000000" fo:border-top="none" fo:border-bottom="0.05pt solid #000000"/>
    </style:style>
    <style:style style:name="Results.E5" style:family="table-cell">
      <style:table-cell-properties fo:padding="0.0382in" fo:border-left="0.05pt solid #000000" fo:border-right="0.05pt solid #000000" fo:border-top="none" fo:border-bottom="0.05pt solid #000000"/>
    </style:style>
    <style:style style:name="Results.E6" style:family="table-cell">
      <style:table-cell-properties fo:padding="0.0382in" fo:border-left="0.05pt solid #000000" fo:border-right="0.05pt solid #000000" fo:border-top="none" fo:border-bottom="0.05pt solid #000000"/>
    </style:style>
    <style:style style:name="Results.E7" style:family="table-cell">
      <style:table-cell-properties fo:padding="0.0382in" fo:border-left="0.05pt solid #000000" fo:border-right="0.05pt solid #000000" fo:border-top="none" fo:border-bottom="0.05pt solid #000000"/>
    </style:style>
    <style:style style:name="Results.E8" style:family="table-cell">
      <style:table-cell-properties fo:padding="0.0382in" fo:border-left="0.05pt solid #000000" fo:border-right="0.05pt solid #000000" fo:border-top="none" fo:border-bottom="0.05pt solid #000000"/>
    </style:style>
    <style:style style:name="Results.E9" style:family="table-cell">
      <style:table-cell-properties fo:padding="0.0382in" fo:border-left="0.05pt solid #000000" fo:border-right="0.05pt solid #000000" fo:border-top="none" fo:border-bottom="0.05pt solid #000000"/>
    </style:style>
    <style:style style:name="Results.E1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Heading">
      <style:text-properties fo:color="#800000" style:font-name="FreeSans" fo:font-size="10pt" officeooo:rsid="00067aae" officeooo:paragraph-rsid="00067aae" style:font-size-asian="10pt" style:font-size-complex="10pt"/>
    </style:style>
    <style:style style:name="P2" style:family="paragraph" style:parent-style-name="Table_20_Heading">
      <style:text-properties fo:color="#800000" style:font-name="FreeSans" fo:font-size="10pt" officeooo:rsid="000e5fb3" officeooo:paragraph-rsid="000e5fb3" style:font-size-asian="10pt" style:font-size-complex="10pt"/>
    </style:style>
    <style:style style:name="P3" style:family="paragraph" style:parent-style-name="Text_20_body">
      <style:text-properties officeooo:rsid="000e5fb3" officeooo:paragraph-rsid="000e5fb3"/>
    </style:style>
    <style:style style:name="P4" style:family="paragraph" style:parent-style-name="Table_20_Contents">
      <style:text-properties fo:color="#800000" style:font-name="FreeSans" fo:font-size="10pt" officeooo:rsid="00067aae" officeooo:paragraph-rsid="00067aae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fo:color="#800000" style:font-name="FreeSans" fo:font-size="10pt" officeooo:rsid="000e5fb3" officeooo:paragraph-rsid="000e5fb3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color="#800000" style:font-name="FreeSans" fo:font-size="10pt" officeooo:rsid="000e5fb3" officeooo:paragraph-rsid="000e5fb3" style:font-size-asian="10pt" style:font-size-complex="10pt"/>
    </style:style>
    <style:style style:name="P7" style:family="paragraph" style:parent-style-name="Table_20_Contents">
      <style:paragraph-properties fo:margin-left="0in" fo:margin-right="0in" style:line-height-at-least="0.2083in" fo:text-align="end" style:justify-single-word="false" fo:orphans="2" fo:widows="2" fo:text-indent="0in" style:auto-text-indent="false"/>
      <style:text-properties fo:font-variant="normal" fo:text-transform="none" fo:color="#800000" style:font-name="FreeSans" fo:font-size="10pt" fo:letter-spacing="normal" fo:font-style="normal" fo:font-weight="normal" officeooo:rsid="000e5fb3" officeooo:paragraph-rsid="000e5fb3" style:font-size-asian="10pt" style:font-size-complex="10pt"/>
    </style:style>
    <style:style style:name="T1" style:family="text">
      <style:text-properties officeooo:rsid="000bd7fa"/>
    </style:style>
    <style:style style:name="T2" style:family="text">
      <style:text-properties officeooo:rsid="000e5fb3"/>
    </style:style>
    <number:number-style style:name="N2">
      <number:number number:decimal-places="2" loext:min-decimal-places="2"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Fask K means</text:span></text:p>
      <text:p text:style-name="P3">Implementation of fast kmeans algorithm. The algorithm could not find the correct centroids in most cases. However k-means is not considered that effective and when it is used in cooperation with random swap the results are much better.</text:p>
      <table:table table:name="Results" table:style-name="Results">
        <table:table-column table:style-name="Results.A"/>
        <table:table-column table:style-name="Results.B"/>
        <table:table-column table:style-name="Results.C"/>
        <table:table-column table:style-name="Results.D"/>
        <table:table-column table:style-name="Results.E"/>
        <table:table-header-rows>
          <table:table-row>
            <table:table-cell table:style-name="Results.A1" office:value-type="string">
              <text:p text:style-name="P1">Dataset</text:p>
            </table:table-cell>
            <table:table-cell table:style-name="Results.A1" office:value-type="string">
              <text:p text:style-name="P2">TSE</text:p>
            </table:table-cell>
            <table:table-cell table:style-name="Results.A1" office:value-type="string">
              <text:p text:style-name="P1">TIME <text:span text:style-name="T1">(s)</text:span></text:p>
            </table:table-cell>
            <table:table-cell table:style-name="Results.A1" office:value-type="string">
              <text:p text:style-name="P1">CI</text:p>
            </table:table-cell>
            <table:table-cell table:style-name="Results.E1" office:value-type="string">
              <text:p text:style-name="P1">SUCCESS</text:p>
            </table:table-cell>
          </table:table-row>
        </table:table-header-rows>
        <table:table-row>
          <table:table-cell table:style-name="Results.A2" office:value-type="string">
            <text:p text:style-name="P4">A1</text:p>
          </table:table-cell>
          <table:table-cell table:style-name="Results.B2" office:value-type="float" office:value="19483593920">
            <text:p text:style-name="P7">19483593920.00</text:p>
          </table:table-cell>
          <table:table-cell table:style-name="Results.B2" office:value-type="float" office:value="7.9">
            <text:p text:style-name="P7">7.90</text:p>
          </table:table-cell>
          <table:table-cell table:style-name="Results.B2" office:value-type="float" office:value="2.4">
            <text:p text:style-name="P7">2.40</text:p>
          </table:table-cell>
          <table:table-cell table:style-name="Results.E2" office:value-type="string">
            <text:p text:style-name="P6">0.01</text:p>
          </table:table-cell>
        </table:table-row>
        <table:table-row>
          <table:table-cell table:style-name="Results.A2" office:value-type="string">
            <text:p text:style-name="P4">A2</text:p>
          </table:table-cell>
          <table:table-cell table:style-name="Results.B2" office:value-type="float" office:value="3711911495">
            <text:p text:style-name="P5">3711911495.00</text:p>
          </table:table-cell>
          <table:table-cell table:style-name="Results.B2" office:value-type="float" office:value="25.64">
            <text:p text:style-name="P5">25.64</text:p>
          </table:table-cell>
          <table:table-cell table:style-name="Results.B2" office:value-type="float" office:value="4.47">
            <text:p text:style-name="P5">4.47</text:p>
          </table:table-cell>
          <table:table-cell table:style-name="Results.E3" office:value-type="string">
            <text:p text:style-name="P6">0</text:p>
          </table:table-cell>
        </table:table-row>
        <table:table-row>
          <table:table-cell table:style-name="Results.A2" office:value-type="string">
            <text:p text:style-name="P4">A3</text:p>
          </table:table-cell>
          <table:table-cell table:style-name="Results.B2" office:value-type="float" office:value="49336617169">
            <text:p text:style-name="P5">49336617169.00</text:p>
          </table:table-cell>
          <table:table-cell table:style-name="Results.B2" office:value-type="float" office:value="50.19">
            <text:p text:style-name="P5">50.19</text:p>
          </table:table-cell>
          <table:table-cell table:style-name="Results.B2" office:value-type="float" office:value="6.56">
            <text:p text:style-name="P5">6.56</text:p>
          </table:table-cell>
          <table:table-cell table:style-name="Results.E4" office:value-type="string">
            <text:p text:style-name="P6">0</text:p>
          </table:table-cell>
        </table:table-row>
        <table:table-row>
          <table:table-cell table:style-name="Results.A2" office:value-type="string">
            <text:p text:style-name="P4">S1</text:p>
          </table:table-cell>
          <table:table-cell table:style-name="Results.B2" office:value-type="float" office:value="18203831063700">
            <text:p text:style-name="P5">18203831063700.00</text:p>
          </table:table-cell>
          <table:table-cell table:style-name="Results.B2" office:value-type="float" office:value="8">
            <text:p text:style-name="P5">8.00</text:p>
          </table:table-cell>
          <table:table-cell table:style-name="Results.B2" office:value-type="float" office:value="1.74">
            <text:p text:style-name="P5">1.74</text:p>
          </table:table-cell>
          <table:table-cell table:style-name="Results.E5" office:value-type="string">
            <text:p text:style-name="P6">0.02</text:p>
          </table:table-cell>
        </table:table-row>
        <table:table-row>
          <table:table-cell table:style-name="Results.A2" office:value-type="string">
            <text:p text:style-name="P4">S2</text:p>
          </table:table-cell>
          <table:table-cell table:style-name="Results.B2" office:value-type="float" office:value="20491195026100">
            <text:p text:style-name="P5">20491195026100.00</text:p>
          </table:table-cell>
          <table:table-cell table:style-name="Results.B2" office:value-type="float" office:value="8.37">
            <text:p text:style-name="P5">8.37</text:p>
          </table:table-cell>
          <table:table-cell table:style-name="Results.B2" office:value-type="float" office:value="1.57">
            <text:p text:style-name="P5">1.57</text:p>
          </table:table-cell>
          <table:table-cell table:style-name="Results.E6" office:value-type="string">
            <text:p text:style-name="P6">0.08</text:p>
          </table:table-cell>
        </table:table-row>
        <table:table-row>
          <table:table-cell table:style-name="Results.A2" office:value-type="string">
            <text:p text:style-name="P4">S3</text:p>
          </table:table-cell>
          <table:table-cell table:style-name="Results.B2" office:value-type="float" office:value="19394341112300">
            <text:p text:style-name="P5">19394341112300.00</text:p>
          </table:table-cell>
          <table:table-cell table:style-name="Results.B2" office:value-type="float" office:value="12.66">
            <text:p text:style-name="P5">12.66</text:p>
          </table:table-cell>
          <table:table-cell table:style-name="Results.B2" office:value-type="float" office:value="1.16">
            <text:p text:style-name="P5">1.16</text:p>
          </table:table-cell>
          <table:table-cell table:style-name="Results.E7" office:value-type="string">
            <text:p text:style-name="P6">0.11</text:p>
          </table:table-cell>
        </table:table-row>
        <table:table-row>
          <table:table-cell table:style-name="Results.A2" office:value-type="string">
            <text:p text:style-name="P4">S4</text:p>
          </table:table-cell>
          <table:table-cell table:style-name="Results.B2" office:value-type="float" office:value="17187615084000">
            <text:p text:style-name="P5">17187615084000.00</text:p>
          </table:table-cell>
          <table:table-cell table:style-name="Results.B2" office:value-type="float" office:value="13.19">
            <text:p text:style-name="P5">13.19</text:p>
          </table:table-cell>
          <table:table-cell table:style-name="Results.B2" office:value-type="float" office:value="0.95">
            <text:p text:style-name="P5">0.95</text:p>
          </table:table-cell>
          <table:table-cell table:style-name="Results.E8" office:value-type="string">
            <text:p text:style-name="P6">0.18</text:p>
          </table:table-cell>
        </table:table-row>
        <table:table-row>
          <table:table-cell table:style-name="Results.A2" office:value-type="string">
            <text:p text:style-name="P4">DIM032</text:p>
          </table:table-cell>
          <table:table-cell table:style-name="Results.B2" office:value-type="float" office:value="18589410">
            <text:p text:style-name="P5">18589410.00</text:p>
          </table:table-cell>
          <table:table-cell table:style-name="Results.B2" office:value-type="float" office:value="0.47">
            <text:p text:style-name="P5">0.47</text:p>
          </table:table-cell>
          <table:table-cell table:style-name="Results.B2" office:value-type="float" office:value="3.89">
            <text:p text:style-name="P5">3.89</text:p>
          </table:table-cell>
          <table:table-cell table:style-name="Results.E9" office:value-type="string">
            <text:p text:style-name="P6">0</text:p>
          </table:table-cell>
        </table:table-row>
        <table:table-row>
          <table:table-cell table:style-name="Results.A2" office:value-type="string">
            <text:p text:style-name="P4">UNBALANCE</text:p>
          </table:table-cell>
          <table:table-cell table:style-name="Results.B2" office:value-type="float" office:value="2172186853830">
            <text:p text:style-name="P5">2172186853830.00</text:p>
          </table:table-cell>
          <table:table-cell table:style-name="Results.B2" office:value-type="float" office:value="8.17">
            <text:p text:style-name="P5">8.17</text:p>
          </table:table-cell>
          <table:table-cell table:style-name="Results.B2" office:value-type="float" office:value="3.96">
            <text:p text:style-name="P5">3.96</text:p>
          </table:table-cell>
          <table:table-cell table:style-name="Results.E10" office:value-type="string">
            <text:p text:style-name="P6">0</text:p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linkMacSystemFont" svg:font-family="BlinkMacSystemFont, 'Lucida Grande', 'Segoe UI', Ubuntu, Cantarell, sans-serif"/>
    <style:font-face style:name="Lohit Devanagari1" svg:font-family="'Lohit Devanagari'"/>
    <style:font-face style:name="Comfortaa" svg:font-family="Comfortaa" style:font-pitch="variable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9:23:24.934205004</meta:creation-date>
    <dc:date>2017-05-24T19:55:54.057500806</dc:date>
    <meta:editing-duration>PT22M7S</meta:editing-duration>
    <meta:editing-cycles>4</meta:editing-cycles>
    <meta:generator>LibreOffice/5.2.6.2$Linux_X86_64 LibreOffice_project/20$Build-2</meta:generator>
    <meta:document-statistic meta:table-count="1" meta:image-count="0" meta:object-count="0" meta:page-count="1" meta:paragraph-count="52" meta:word-count="92" meta:character-count="540" meta:non-whitespace-character-count="500"/>
  </office:meta>
</office:document-meta>
</file>